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24pt" fo:font-weight="bold" officeooo:rsid="001b3809" officeooo:paragraph-rsid="001b380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5pt" fo:font-weight="normal" officeooo:rsid="001b3809" officeooo:paragraph-rsid="001b380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1cc5ce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oma" fo:font-size="15pt" fo:font-weight="normal" officeooo:rsid="0023e8f5" officeooo:paragraph-rsid="0023e8f5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oma" fo:font-size="15pt" fo:font-weight="normal" officeooo:rsid="0023e8f5" officeooo:paragraph-rsid="0023e8f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oma" fo:font-size="15pt" fo:font-weight="normal" officeooo:rsid="001b7cc0" officeooo:paragraph-rsid="001b7cc0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3e8f5"/>
    </style:style>
    <style:style style:name="P8" style:family="paragraph" style:parent-style-name="Standard">
      <style:paragraph-properties fo:text-align="start" style:justify-single-word="false"/>
      <style:text-properties officeooo:paragraph-rsid="0023e8f5"/>
    </style:style>
    <style:style style:name="P9" style:family="paragraph" style:parent-style-name="Standard">
      <style:paragraph-properties fo:text-align="start" style:justify-single-word="false"/>
      <style:text-properties officeooo:rsid="0023e8f5" officeooo:paragraph-rsid="0023e8f5"/>
    </style:style>
    <style:style style:name="T1" style:family="text">
      <style:text-properties officeooo:rsid="001f361f"/>
    </style:style>
    <style:style style:name="T2" style:family="text">
      <style:text-properties officeooo:rsid="0020bd11"/>
    </style:style>
    <style:style style:name="T3" style:family="text">
      <style:text-properties officeooo:rsid="0023604d"/>
    </style:style>
    <style:style style:name="T4" style:family="text">
      <style:text-properties style:font-name="Loma"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style:font-name="Loma" fo:font-size="15pt" fo:font-weight="normal" officeooo:rsid="0023e8f5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le flottante</text:p>
      <text:p text:style-name="P2"/>
      <text:p text:style-name="P2"/>
      <text:p text:style-name="P6">bibliographie :</text:p>
      <text:p text:style-name="P6"/>
      <text:p text:style-name="P5">ÉNERGIE :</text:p>
      <text:p text:style-name="P3"><text:a xlink:type="simple" xlink:href="https://eolienne.f4jr.org/eolienne_etude_theorique" text:style-name="Internet_20_link" text:visited-style-name="Visited_20_Internet_20_Link">https://eolienne.f4jr.org/eolienne_etude_theorique</text:a> : <text:span text:style-name="T1">calcul production énergie éolienne.</text:span></text:p>
      <text:p text:style-name="P3"><text:a xlink:type="simple" xlink:href="https://www.hellowatt.fr/suivi-consommation-energie/consommation-electrique/moyenne" text:style-name="Internet_20_link" text:visited-style-name="Visited_20_Internet_20_Link">https://www.hellowatt.fr/suivi-consommation-energie/consommation-electrique/moyenne</text:a> : <text:span text:style-name="T1">consommation d’un personne par an.</text:span></text:p>
      <text:p text:style-name="P3"><text:a xlink:type="simple" xlink:href="https://mon-panneau-solaire.info/rendement/calcul-panneau-solaire/" text:style-name="Internet_20_link" text:visited-style-name="Visited_20_Internet_20_Link">https://mon-panneau-solaire.info/rendement/calcul-panneau-solaire/</text:a> : <text:span text:style-name="T2">calcul production énergie du panneau solaire.</text:span></text:p>
      <text:p text:style-name="P3"><text:a xlink:type="simple" xlink:href="https://www.greenwatt.fr/produire-de-l-energie-electrique/" text:style-name="Internet_20_link" text:visited-style-name="Visited_20_Internet_20_Link">https://www.greenwatt.fr/produire-de-l-energie-electrique/</text:a> : <text:span text:style-name="T3">décrit les différents types d’énergie :</text:span></text:p>
      <text:list xml:id="list2309095515" text:style-name="L1">
        <text:list-item>
          <text:p text:style-name="P4">biogaz (méthanisation)</text:p>
        </text:list-item>
        <text:list-item>
          <text:p text:style-name="P4">énergie solaire</text:p>
        </text:list-item>
        <text:list-item>
          <text:p text:style-name="P7"><text:span text:style-name="T5">énergie éolienne</text:span></text:p>
        </text:list-item>
      </text:list>
      <text:p text:style-name="P8"><text:span text:style-name="T5"/></text:p>
      <text:p text:style-name="P9"><text:span text:style-name="T4">EAU :</text:span></text:p>
      <text:p text:style-name="P9"><text:a xlink:type="simple" xlink:href="https://www.futura-sciences.com/planete/questions-reponses/eau-osmose-inverse-purifie-t-elle-eau-4148/" text:style-name="Internet_20_link" text:visited-style-name="Visited_20_Internet_20_Link"><text:span text:style-name="T4">https://www.futura-sciences.com/planete/questions-reponses/eau-osmose-inverse-purifie-t-elle-eau-4148/</text:span></text:a><text:span text:style-name="T4"> : principe de l’osmose inverse</text:span></text:p>
      <text:p text:style-name="P9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41.409199293</meta:creation-date>
    <dc:date>2022-11-17T17:24:47.574117885</dc:date>
    <meta:editing-duration>PT58M18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12" meta:word-count="52" meta:character-count="655" meta:non-whitespace-character-count="618"/>
  </office:meta>
</office:document-meta>
</file>